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a3717" officeooo:paragraph-rsid="000a3717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ект основан на идеи создания программы, которая будет воссоздавать телеигру «Кто хочет стать миллионером?»</text:p>
      <text:p text:style-name="P1">Программа включает в себя окно с правилами, выбором роли и три окошка на каждую роль свое.</text:p>
      <text:p text:style-name="P1">Первая роль: Редактор</text:p>
      <text:p text:style-name="P1">-Может добавлять в таблицу вопросы и ответы на них, галочкой помечать</text:p>
      <text:p text:style-name="P1"/>
      <text:p text:style-name="P1">Вторая роль: Ведущий</text:p>
      <text:p text:style-name="P1">-Выбирает вопросы из приведенных в таблице для игры</text:p>
      <text:p text:style-name="P1">-Может выбрать вопросы вручную из предоставленного списка</text:p>
      <text:p text:style-name="P1">-Может попросить программу выбрать их рандомно</text:p>
      <text:p text:style-name="P1"/>
      <text:p text:style-name="P1">Третья роль: Игрок</text:p>
      <text:p text:style-name="P1">-Проходит викторину из вопросов, выбранных Ведущим</text:p>
      <text:p text:style-name="P1">*отличается от оригинальной игры тем, что если пользователем дается неверный ответ в итоговую сумму не добавляется цена вопроса, викторин продолжается</text:p>
      <text:p text:style-name="P1">** также в программе не реализованы подсказки — это второе отличие от оригинальной игр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7T00:01:56.938000000</meta:creation-date>
    <dc:date>2022-12-17T00:09:53.489000000</dc:date>
    <meta:editing-duration>PT7M56S</meta:editing-duration>
    <meta:editing-cycles>1</meta:editing-cycles>
    <meta:document-statistic meta:table-count="0" meta:image-count="0" meta:object-count="0" meta:page-count="1" meta:paragraph-count="12" meta:word-count="110" meta:character-count="768" meta:non-whitespace-character-count="669"/>
    <meta:generator>LibreOffice/7.2.0.4$Windows_X86_64 LibreOffice_project/9a9c6381e3f7a62afc1329bd359cc48accb6435b</meta:generator>
  </office:meta>
</office:document-meta>
</file>